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5.511cm"/>
    </style:style>
    <style:style style:name="pr8" style:family="presentation" style:parent-style-name="Default-outline1">
      <style:graphic-properties fo:min-height="15.395cm"/>
    </style:style>
    <style:style style:name="pr9" style:family="presentation" style:parent-style-name="Default-outline1">
      <style:graphic-properties fo:min-height="14.751cm"/>
    </style:style>
    <style:style style:name="P1" style:family="paragraph">
      <style:text-properties fo:font-size="20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SS Machine Learning Overview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<text:span text:style-name="T1">All Things Open</text:span></text:p>
            <text:p><text:span text:style-name="T1">10-26-2016</text:span></text:p>
            <text:p/>
            <text:p>Phillip Rhodes</text:p>
            <text:p>Fogbeam Lab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als<text:line-break/></text:p>
          </draw:text-box>
        </draw:frame>
        <draw:frame presentation:style-name="pr5" draw:layer="layout" svg:width="25.199cm" svg:height="14.631cm" svg:x="1.4cm" svg:y="4.914cm" presentation:class="outline" presentation:user-transformed="true">
          <draw:text-box>
            <text:list text:style-name="L2">
              <text:list-item>
                <text:p xml:id="id1" text:id="id1">Overview of what the “cutting edge” projects in the field are</text:p>
              </text:list-item>
              <text:list-item>
                <text:p xml:id="id2" text:id="id2">An argument <text:span text:style-name="T2">against</text:span> solely focusing on the “cutting edge”</text:p>
                <text:list>
                  <text:list-item>
                    <text:p xml:id="id3" text:id="id3">FDD – Fad Driven Development</text:p>
                  </text:list-item>
                  <text:list-item>
                    <text:p xml:id="id4" text:id="id4">Nothing in AI is every really out-dated. See: ANN's</text:p>
                  </text:list-item>
                </text:list>
              </text:list-item>
              <text:list-item>
                <text:p xml:id="id5" text:id="id5">Don't forget about GOFAI – Good Old Fashioned AI</text:p>
              </text:list-item>
              <text:list-item>
                <text:p>Some speculation in regards to uniting the AI/ML fiefdo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est Entrants</text:p>
          </draw:text-box>
        </draw:frame>
        <draw:frame presentation:style-name="pr7" draw:text-style-name="P2" draw:layer="layout" svg:width="25.199cm" svg:height="15.511cm" svg:x="1.4cm" svg:y="4.614cm" presentation:class="outline" presentation:user-transformed="true">
          <draw:text-box>
            <text:list text:style-name="L2">
              <text:list-item>
                <text:p xml:id="id6" text:id="id6"><text:span text:style-name="T3">IBM / Apache – SystemML - August 27, 2015</text:span></text:p>
              </text:list-item>
              <text:list-item>
                <text:p xml:id="id7" text:id="id7"><text:span text:style-name="T3">Google – TensorFlow - November 9, 2015</text:span></text:p>
              </text:list-item>
              <text:list-item>
                <text:p xml:id="id8" text:id="id8"><text:span text:style-name="T3">Microsoft – DMTK – November 12, 2015</text:span></text:p>
              </text:list-item>
              <text:list-item>
                <text:p xml:id="id9" text:id="id9"><text:span text:style-name="T3">Baidu – WarpCTC - January 14, 2016 </text:span></text:p>
              </text:list-item>
              <text:list-item>
                <text:p xml:id="id10" text:id="id10"><text:span text:style-name="T3">Microsoft – CNTK – January 25, 2016</text:span></text:p>
              </text:list-item>
              <text:list-item>
                <text:p xml:id="id11" text:id="id11"><text:span text:style-name="T3">Yahoo – CaffeOnSpark - Feb 24, 2016 </text:span></text:p>
              </text:list-item>
              <text:list-item>
                <text:p xml:id="id12" text:id="id12"><text:span text:style-name="T3">Amazon.com – DSSTNE (“Destiny”) - May 10, 2016</text:span></text:p>
              </text:list-item>
              <text:list-item>
                <text:p xml:id="id13" text:id="id13"><text:span text:style-name="T3">Apache PredictionIO - Jul 22, 2016</text:span></text:p>
              </text:list-item>
              <text:list-item>
                <text:p xml:id="id14" text:id="id14"><text:span text:style-name="T3">Facebook – FastText - August 18, 2016</text:span></text:p>
              </text:list-item>
              <text:list-item>
                <text:p xml:id="id15" text:id="id15"><text:span text:style-name="T3">Baidu – PaddlePaddle – August 31, 2016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/ IBM SystemML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ogle TensorFlow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soft - DMTK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idu Warp-CTC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crosoft - CNTK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Yahoo - CaffeOnSpark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mazon – DSSTNE (“Destiny”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- PredictionIO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acebook - FastText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idu - PaddlePaddl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wait, there's more...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SAMO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pache Singa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ffe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era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i-kit Learn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ano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rch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937cm" presentation:class="title" presentation:user-transformed="true">
          <draw:text-box>
            <text:p>A Lot More!</text:p>
          </draw:text-box>
        </draw:frame>
        <draw:frame presentation:style-name="pr8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 xml:id="id16" text:id="id16">Lasagne</text:p>
              </text:list-item>
              <text:list-item>
                <text:p xml:id="id17" text:id="id17">DL4J</text:p>
              </text:list-item>
              <text:list-item>
                <text:p xml:id="id18" text:id="id18">MLLib</text:p>
              </text:list-item>
              <text:list-item>
                <text:p xml:id="id19" text:id="id19">Mahout</text:p>
              </text:list-item>
              <text:list-item>
                <text:p xml:id="id20" text:id="id20">Weka</text:p>
              </text:list-item>
              <text:list-item>
                <text:p xml:id="id21" text:id="id21">OpenNLP</text:p>
              </text:list-item>
              <text:list-item>
                <text:p xml:id="id22" text:id="id22">CoreNLP</text:p>
              </text:list-item>
              <text:list-item>
                <text:p>… <text:s/>see http://mloss.or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dissolv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gotten Genetic Algorithms?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I vs. ML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L is a subset of AI</text:p>
              </text:list-item>
              <text:list-item>
                <text:p>Or Vice-Versa?</text:p>
              </text:list-item>
              <text:list-item>
                <text:p>Or maybe it's more like a Venn diagram of some sort</text:p>
              </text:list-item>
              <text:list-item>
                <text:p>In either case, let's remember to not “throw the baby out with the bathwater” and forget all of GOFAI just because we don't have AGI yet.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FAI</text:p>
          </draw:text-box>
        </draw:frame>
        <draw:frame presentation:style-name="pr9" draw:text-style-name="P3" draw:layer="layout" svg:width="25.199cm" svg:height="14.751cm" svg:x="1.4cm" svg:y="4.914cm" presentation:class="outline" presentation:user-transformed="true">
          <draw:text-box>
            <text:list text:style-name="L2">
              <text:list-item>
                <text:p><text:span text:style-name="T4">OpenCog</text:span></text:p>
              </text:list-item>
              <text:list-item>
                <text:p><text:span text:style-name="T4">NuPIC</text:span></text:p>
              </text:list-item>
              <text:list-item>
                <text:p><text:span text:style-name="T4">OpenCyc</text:span></text:p>
              </text:list-item>
              <text:list-item>
                <text:p><text:span text:style-name="T4">ACT-R</text:span></text:p>
              </text:list-item>
              <text:list-item>
                <text:p><text:span text:style-name="T4">CLIPS</text:span></text:p>
              </text:list-item>
              <text:list-item>
                <text:p><text:span text:style-name="T4">Racer</text:span></text:p>
              </text:list-item>
              <text:list-item>
                <text:p><text:span text:style-name="T4">LOOM</text:span></text:p>
              </text:list-item>
              <text:list-item>
                <text:p><text:span text:style-name="T4">Etc...</text:span></text:p>
              </text:list-item>
              <text:list-item>
                <text:p><text:span text:style-name="T4">Constraint Logic Programming</text:span></text:p>
              </text:list-item>
              <text:list-item>
                <text:p><text:span text:style-name="T4">Answer Set Programm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ule Induc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OPS5</text:p>
              </text:list-item>
              <text:list-item>
                <text:p>PROGOL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ought Vecto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achine Translation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ultiple Mind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lackboard Architecture</text:p>
              </text:list-item>
              <text:list-item>
                <text:p>Tuple Spaces</text:p>
              </text:list-item>
              <text:list-item>
                <text:p>Multi-Agent Systems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 Mono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 Mono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 Mono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 Mono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hillip Rhodes</meta:initial-creator>
    <meta:creation-date>2015-08-28T22:09:12</meta:creation-date>
    <meta:editing-duration>PT4H40M41S</meta:editing-duration>
    <meta:editing-cycles>80</meta:editing-cycles>
    <meta:generator>OpenOffice/4.1.1$Unix OpenOffice.org_project/411m6$Build-9775</meta:generator>
    <dc:date>2016-10-14T00:58:08</dc:date>
    <dc:creator>Phillip Rhodes</dc:creator>
    <meta:document-statistic meta:object-count="133"/>
  </office:meta>
</office:document-meta>
</file>